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text-properties officeooo:rsid="000be815" officeooo:paragraph-rsid="000be815"/>
    </style:style>
    <style:style style:name="P2" style:family="paragraph" style:parent-style-name="Standard">
      <style:text-properties officeooo:rsid="000a1cd7" officeooo:paragraph-rsid="000a1cd7"/>
    </style:style>
    <style:style style:name="P3" style:family="paragraph" style:parent-style-name="Standard" style:list-style-name="L1">
      <style:text-properties officeooo:rsid="000a1cd7" officeooo:paragraph-rsid="000a1cd7"/>
    </style:style>
    <style:style style:name="P4" style:family="paragraph" style:parent-style-name="Standard">
      <style:text-properties officeooo:rsid="000be815" officeooo:paragraph-rsid="000be815"/>
    </style:style>
    <style:style style:name="P5" style:family="paragraph" style:parent-style-name="Standard" style:list-style-name="L2">
      <style:text-properties officeooo:rsid="000be815" officeooo:paragraph-rsid="000be815"/>
    </style:style>
    <style:style style:name="P6" style:family="paragraph" style:parent-style-name="Text_20_body">
      <style:text-properties officeooo:rsid="000be815" officeooo:paragraph-rsid="000be815"/>
    </style:style>
    <style:style style:name="T1" style:family="text">
      <style:text-properties officeooo:rsid="000be81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Using Forensics as a Tool to Understand Noisy Data</text:h>
      <text:p text:style-name="P6">This workshop should take approximately 2 hours. <text:s/>It uses information from a large synthetic database called the Neotoma Paleoecological Database. <text:s/>Neotoma contains information about historical vegetation based on multivariate pollen data, obtained from investigator counts.</text:p>
      <text:h text:style-name="Heading_20_1" text:outline-level="1">Learning objectives</text:h>
      <text:p text:style-name="P2"/>
      <text:list xml:id="list1570097924" text:style-name="L1">
        <text:list-item>
          <text:p text:style-name="P3">sampling results in variability</text:p>
        </text:list-item>
        <text:list-item>
          <text:p text:style-name="P3">Variability can lead to uncertainty in predictions</text:p>
        </text:list-item>
        <text:list-item>
          <text:p text:style-name="P3">Data cleaning &amp; sandardization is important</text:p>
        </text:list-item>
        <text:list-item>
          <text:p text:style-name="P3">Large datasets can be used to make new predictions that help us in ways we might not have expected.</text:p>
        </text:list-item>
      </text:list>
      <text:p text:style-name="P2"/>
      <text:p text:style-name="P2">Lesson plan</text:p>
      <text:p text:style-name="P2">What is pollen &amp; how do we collect it.</text:p>
      <text:p text:style-name="P2">Story of murder in Germany.</text:p>
      <text:p text:style-name="P2">Show some pollen types &amp; then explain the relationship between pollen &amp; beads.</text:p>
      <text:p text:style-name="P2"/>
      <text:p text:style-name="P2">So we’re going to count pollen. <text:s/>You all have some pollen obtained from different locations (or crime scenes?).</text:p>
      <text:p text:style-name="P2"/>
      <text:p text:style-name="P2">The objective is to then match them up with existing records in Neotoma to see if you can figure out where the criminal came from.</text:p>
      <text:p text:style-name="P2"/>
      <text:p text:style-name="P2">5 suspects and five locations, <text:span text:style-name="T1">each associated with a pollen signal.</text:span></text:p>
      <text:p text:style-name="P2"/>
      <text:p text:style-name="P4">So, what do we do?</text:p>
      <text:p text:style-name="P2"/>
      <text:p text:style-name="P4">Data visualization:</text:p>
      <text:list xml:id="list1463091695" text:style-name="L2">
        <text:list-item>
          <text:p text:style-name="P5">distance matrices</text:p>
        </text:list-item>
        <text:list-item>
          <text:p text:style-name="P5">ordination</text:p>
        </text:list-item>
        <text:list-item>
          <text:p text:style-name="P5">clustering</text:p>
        </text:list-item>
      </text:list>
      <text:p text:style-name="P4"/>
      <text:p text:style-name="P4">Finally, working together, try to identify who is the culpr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5T11:06:27.189556912</meta:creation-date>
    <dc:date>2017-09-17T18:18:42.541510671</dc:date>
    <meta:editing-duration>P2DT6H40M44S</meta:editing-duration>
    <meta:editing-cycles>1</meta:editing-cycles>
    <meta:document-statistic meta:table-count="0" meta:image-count="0" meta:object-count="0" meta:page-count="1" meta:paragraph-count="20" meta:word-count="193" meta:character-count="1172" meta:non-whitespace-character-count="1003"/>
    <meta:generator>LibreOffice/5.4.1.2$Linux_X86_64 LibreOffice_project/40m0$Build-2</meta:generator>
  </office:meta>
</office:document-meta>
</file>